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adornments="Κανονικά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Times New Roman" svg:font-family="'Times New Roman'" style:font-adornments="Κανονικά" style:font-family-generic="roman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580c50c" officeooo:paragraph-rsid="06fd33db"/>
    </style:style>
    <style:style style:name="P2" style:family="paragraph" style:parent-style-name="Text_20_body">
      <style:text-properties fo:font-size="9pt" officeooo:paragraph-rsid="05e35b33" style:font-size-asian="9pt" style:font-size-complex="9pt"/>
    </style:style>
    <style:style style:name="P3" style:family="paragraph" style:parent-style-name="Text_20_body" style:master-page-name="Landscape">
      <style:paragraph-properties style:page-number="auto"/>
      <style:text-properties fo:font-weight="bold" officeooo:paragraph-rsid="06c9e700" style:font-weight-asian="bold" style:font-weight-complex="bold"/>
    </style:style>
    <style:style style:name="P4" style:family="paragraph">
      <style:paragraph-properties fo:break-before="page"/>
    </style:style>
    <style:style style:name="T1" style:family="text">
      <style:text-properties officeooo:rsid="073f23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 <text:span text:style-name="T1">2</text:span>: <text:span text:style-name="T1">Effects (Rate Ratios) of vaccine mandate announcement, implementation and suspension on vaccination rates in the general population – Austria, Italy, Greece, week 35/2021 to 50/2022.</text:span></text:p>
      <text:p text:style-name="Text_20_body">&lt;&lt;tb<text:span text:style-name="T1">2</text:span>, echo=FALSE, results=xml&gt;&gt;=</text:p>
      <text:p text:style-name="Text_20_body">odfTable(<text:span text:style-name="T1">tb2</text:span>)</text:p>
      <text:p text:style-name="Text_20_body">@</text:p>
      <text:p text:style-name="P2"/>
      <text:p text:style-name="Text_20_body"/>
      <text:p text:style-name="Text_20_body">Table 1b indicates the effect (Rate Ratio) of the mandates on vaccination rates according to the mixed-effects Poisson model for each country. In Greece the announcement of the vaccine mandate quadrupled the vaccination rate of the ≥60 years age group (\Sexpr{outStr$GRm2}) compared to the control group, a relative effect that declined slightly during actual enforcement of the mandate, but persisted even after mandate suspension (\Sexpr{outStr$GRm4}). Similarly in Italy the announcement tripled the vaccination rate of the ≥50 years age group (\Sexpr{outStr$ITm2}), an effect that also largely persisted throughout the study period, including after mandate suspension (\Sexpr{outStr$ITm5}).</text:p>
      <text:p text:style-name="Text_20_body">Nevertheless, these relative effects were not able to overcome the substantial decline in the overall vaccination rates over time (Figure 1); as a result, most mandate-attributable vaccinations occurred during the first few weeks after mandate announcement in both Greece and Italy (Figure 2). In Greece there was a total of \Sexpr{outStr$GR_mandVacc} mandate-attributable vaccinations, representing \Sexpr{outStr$GR_percAtt0} of the \Sexpr{outStr$GR_vaccDur} first-dose vaccinations in ≥60 year-olds performed after the mandate announcement and \Sexpr{outStr$GR_percPre0} of the \Sexpr{outStr$GR_vaccPre} vaccinations performed in this group before the announcement. In Italy there was a total of \Sexpr{outStr$IT_mandVacc} mandate-attributable vaccinations, representing \Sexpr{outStr$IT_percAtt0} of the \Sexpr{outStr$IT_vaccDur} first-dose vaccinations in ≥50 year-olds performed after the mandate announcement and just \Sexpr{outStr$IT_percPre0} of the \Sexpr{outStr$IT_vaccPre} vaccinations performed before the announcement. Furthermore, at the end of the study period \Sexpr{outStr$GR_finUnvacc} persons aged ≥60 in Greece (\Sexpr{outStr$GR_finUnvaccPct} of the total) and \Sexpr{outStr$IT_finUnvacc} persons aged ≥50 in Italy (\Sexpr{outStr$IT_finUnvaccPct} of the total) remained unvaccinated; therefore, compared to the counterfactual without mandatory vaccination, the mandate closed an estimated \Sexpr{outStr$GR_vaccGap} of the vaccination gap in Greece and \Sexpr{outStr$IT_vaccGap} in Italy in the respective targeted populations.</text:p>
      <text:p text:style-name="Text_20_body">In Austria on the other hand, announcement of a vaccine mandate for all adults was not associated with a change in overall COVID-19 vaccination rates (\Sexpr{outStr$ATm2}, Table 1b). However, suspension of the mandate before its implementation in week 10/2022 led to an immediate decline in vaccination rates (\Sexpr{outStr$ATm3}). At the end of the study period \Sexpr{outStr$AT_finUnvacc} persons remained unvaccinated, representing \Sexpr{outStr$AT_finUnvaccPct} of all adults in Austria.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adornments="Κανονικά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Times New Roman" svg:font-family="'Times New Roman'" style:font-adornments="Κανονικά" style:font-family-generic="roman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WenQuanYi Micro Hei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font-name-asian="WenQuanYi Micro Hei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l" fo:country="GR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lr-tb"/>
      <style:text-properties style:font-name="Times New Roman" fo:font-family="'Times New Roman'" style:font-style-name="Κανονικά" style:font-family-generic="roman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200%" fo:text-align="justify" style:justify-single-word="false" style:page-number="auto" style:writing-mode="lr-tb"/>
      <style:text-properties fo:font-size="11pt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 style:master-page-name="">
      <loext:graphic-properties draw:fill="none" draw:fill-color="#729fcf"/>
      <style:paragraph-properties fo:margin-left="1.101cm" fo:margin-right="0cm" fo:margin-top="0cm" fo:margin-bottom="0.423cm" style:contextual-spacing="false" style:line-height-at-least="0.423cm" fo:text-indent="-1.101cm" style:auto-text-indent="false" style:page-number="auto" fo:background-color="transparent" style:shadow="none" style:writing-mode="lr-tb">
        <style:tab-stops>
          <style:tab-stop style:position="1.101cm"/>
        </style:tab-stops>
      </style:paragraph-properties>
      <style:text-properties fo:font-size="11pt"/>
    </style:style>
    <style:style style:name="Preformatted_20_Text" style:display-name="Preformatted Text" style:family="paragraph" style:parent-style-name="Standard" style:class="html">
      <style:paragraph-properties style:writing-mode="lr-tb"/>
      <style:text-properties style:font-name="Liberation Mono" fo:font-family="'Liberation Mono'" style:font-style-name="Κανονικά" style:font-pitch="fixed" fo:font-size="9pt"/>
    </style:style>
    <style:style style:name="Table_20_Contents" style:display-name="Table Contents" style:family="paragraph" style:parent-style-name="Standard" style:class="extra">
      <style:paragraph-properties style:writing-mode="lr-tb"/>
      <style:text-properties fo:font-size="11pt"/>
    </style:style>
    <style:style style:name="MyCenteredNormal" style:family="paragraph">
      <style:paragraph-properties fo:text-align="center" style:justify-single-word="false"/>
      <style:text-properties fo:color="#000000" loext:opacity="100%" fo:font-size="10pt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>
      <style:paragraph-properties fo:margin-top="0cm" fo:margin-bottom="0.21cm" style:contextual-spacing="false" fo:line-height="150%" style:writing-mode="lr-tb"/>
      <style:text-properties fo:font-size="11pt" fo:font-weight="bold"/>
    </style:style>
    <style:style style:name="Heading_20_2" style:display-name="Heading 2" style:family="paragraph" style:parent-style-name="Heading" style:class="text" style:master-page-name="">
      <style:paragraph-properties fo:margin-top="0cm" fo:margin-bottom="0.21cm" style:contextual-spacing="false" fo:line-height="200%" style:page-number="auto" style:writing-mode="lr-tb"/>
      <style:text-properties fo:font-variant="normal" fo:text-transform="none" fo:font-size="12pt" fo:font-weight="bold"/>
    </style:style>
    <style:style style:name="MyHighlightRed" style:family="paragraph">
      <style:paragraph-properties fo:text-align="center" style:justify-single-word="false"/>
      <style:text-properties fo:color="#000000" loext:opacity="100%" fo:font-size="10pt" fo:font-weight="bold"/>
    </style:style>
    <style:style style:name="MyHighlightBlue" style:family="paragraph">
      <style:paragraph-properties fo:text-align="center" style:justify-single-word="false"/>
      <style:text-properties fo:color="#0000ff" loext:opacity="100%" fo:font-size="10pt"/>
    </style:style>
    <style:style style:name="ArialCenteredBold" style:family="paragraph">
      <style:paragraph-properties fo:text-align="center" style:justify-single-word="false"/>
      <style:text-properties fo:color="#000000" loext:opacity="100%" fo:font-size="12pt" fo:font-weight="bold"/>
    </style:style>
    <style:style style:name="ArialNormal" style:family="paragraph">
      <style:paragraph-properties fo:text-align="start" style:justify-single-word="false"/>
      <style:text-properties fo:color="#000000" loext:opacity="100%" fo:font-size="12pt"/>
    </style:style>
    <style:style style:name="ArialCentered" style:family="paragraph">
      <style:paragraph-properties fo:text-align="center" style:justify-single-word="false"/>
      <style:text-properties fo:color="#000000" loext:opacity="100%" fo:font-size="12pt"/>
    </style:style>
    <style:style style:name="ArialHighlight" style:family="paragraph">
      <style:paragraph-properties fo:text-align="center" style:justify-single-word="false"/>
      <style:text-properties fo:color="#ff0000" loext:opacity="100%" fo:font-size="12pt" fo:font-weight="bold"/>
    </style:style>
    <style:style style:name="ttBlue" style:family="paragraph">
      <style:paragraph-properties fo:text-align="start" style:justify-single-word="false"/>
      <style:text-properties fo:color="#000080" loext:opacity="100%" fo:font-size="10pt"/>
    </style:style>
    <style:style style:name="ttRed" style:family="paragraph">
      <style:paragraph-properties fo:text-align="start" style:justify-single-word="false"/>
      <style:text-properties fo:color="#800000" loext:opacity="100%" fo:font-size="10pt"/>
    </style:style>
    <style:style style:name="MyNormal" style:family="paragraph">
      <style:paragraph-properties fo:text-align="start" style:justify-single-word="false"/>
      <style:text-properties fo:color="#000000" loext:opacity="100%" fo:font-size="10pt"/>
    </style:style>
    <style:style style:name="WW8Num1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RlandscapePag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eodore Lytras</meta:initial-creator>
    <meta:creation-date>2013-12-27T08:42:59.065365500</meta:creation-date>
    <meta:editing-duration>P25DT21H13M42S</meta:editing-duration>
    <dc:date>2023-06-14T00:17:46.539863187</dc:date>
    <meta:editing-cycles>769</meta:editing-cycles>
    <meta:generator>LibreOffice/7.4.5.1$Linux_X86_64 LibreOffice_project/40$Build-1</meta:generator>
    <dc:creator>Theodore Lytras</dc:creator>
    <meta:document-statistic meta:table-count="0" meta:image-count="0" meta:object-count="0" meta:page-count="3" meta:paragraph-count="7" meta:word-count="370" meta:character-count="2969" meta:non-whitespace-character-count="2605"/>
    <meta:user-defined meta:name="ZOTERO_PREF_1">&lt;data data-version="3" zotero-version="5.0.96.3"&gt;&lt;session id="KJmSRl4k"/&gt;&lt;style id="http://www.zotero.org/styles/scandinavian-journal-of-public-health" hasBibliography="1" bibliographyStyleHasBeenSet="1"/&gt;&lt;prefs&gt;&lt;pref name="fieldType" value="ReferenceMark</meta:user-defined>
    <meta:user-defined meta:name="ZOTERO_PREF_2">"/&gt;&lt;pref name="dontAskDelayCitationUpdates" value="true"/&gt;&lt;/prefs&gt;&lt;/data&gt;</meta:user-defined>
  </office:meta>
</office:document-meta>
</file>